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118" officeooo:paragraph-rsid="00127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l Detection Project Overview – David Liu</text:p>
      <text:p text:style-name="Standard"/>
      <text:p text:style-name="Standard">Collected various data using Physics Tool Box application which resulted in 20 different data points for 4 distinct actions.</text:p>
      <text:p text:style-name="Standard"/>
      <text:p text:style-name="Standard">Created a Python program to processed raw data for reducing unnecessary noise which highlighted key areas of interests necessary for further analysis.</text:p>
      <text:p text:style-name="Standard"/>
      <text:p text:style-name="Standard">Produced csv files containing potential attribute candidates from processed data which condensed collected data into a ready to be used state for further analysis.</text:p>
      <text:p text:style-name="Standard"/>
      <text:p text:style-name="Standard">Performed ANOVA tests and subsequent complementary post hoc analysis which resulted in the identification of candidate attributes for machine learning class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8:19:50.278577433</meta:creation-date>
    <dc:date>2019-12-02T18:36:52.366850196</dc:date>
    <meta:editing-duration>PT6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92" meta:character-count="646" meta:non-whitespace-character-count="558"/>
  </office:meta>
</office:document-meta>
</file>